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2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15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16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2113753983403009557" text:style-name="L1">
        <text:list-item>
          <text:p text:style-name="P11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11"><text:span text:style-name="T2">An instance of </text:span><text:span text:style-name="T3">HelloWorld</text:span><text:span text:style-name="T2"> is created. And</text:span></text:p>
        </text:list-item>
        <text:list-item>
          <text:p text:style-name="P11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493949053289229887" text:style-name="L2">
        <text:list-item>
          <text:p text:style-name="P12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2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count++);</text:p>
      <text:p text:style-name="P8"><text:s text:c="16"/>for (long i = 0L; i &lt; _iterations; i++);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7"><text:soft-page-break/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ublic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0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ublic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oft-page-break/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0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ublic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oft-page-break/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0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ublic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0</text:p>
      <text:p text:style-name="P9">Worker1: started <text:s/>0</text:p>
      <text:p text:style-name="P9">Worker0: started <text:s/>0</text:p>
      <text:p text:style-name="P9">Worker3: started <text:s/>0</text:p>
      <text:p text:style-name="P9">Worker2: started <text:s/>0</text:p>
      <text:p text:style-name="P9">Worker0: finished 1</text:p>
      <text:p text:style-name="P9"><text:soft-page-break/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1M5S</meta:editing-duration>
    <meta:editing-cycles>11</meta:editing-cycles>
    <meta:generator>OpenOffice/4.1.0$Win32 OpenOffice.org_project/410m18$Build-9764</meta:generator>
    <dc:date>2014-12-09T16:12:41.90</dc:date>
    <dc:creator>William  la Forge</dc:creator>
    <meta:document-statistic meta:table-count="0" meta:image-count="0" meta:object-count="0" meta:page-count="6" meta:paragraph-count="272" meta:word-count="1270" meta:character-count="14330"/>
    <meta:user-defined meta:name="Info 1"/>
    <meta:user-defined meta:name="Info 2"/>
    <meta:user-defined meta:name="Info 3"/>
    <meta:user-defined meta:name="Info 4"/>
  </office:meta>
</office:document-meta>
</file>